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1579"/>
    </style:style>
    <style:style style:name="P2" style:family="paragraph" style:parent-style-name="Standard">
      <style:text-properties officeooo:paragraph-rsid="0006fee4"/>
    </style:style>
    <style:style style:name="T1" style:family="text">
      <style:text-properties officeooo:rsid="0006fee4"/>
    </style:style>
    <style:style style:name="T2" style:family="text">
      <style:text-properties officeooo:rsid="0006fee4" fo:background-color="#ffff00" loext:char-shading-value="0"/>
    </style:style>
    <style:style style:name="T3" style:family="text">
      <style:text-properties officeooo:rsid="0006fee4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bre el ejercicio anterior de compra-venta de vehículos, vamos a obtener información extra utilizando agregaciones (aggregates) siempre con un alias sencillo. </text:p>
      <text:p text:style-name="P1"/>
      <text:p text:style-name="P1">1. Obtener la cantidad de ventas realizadas. Count</text:p>
      <text:p text:style-name="P1"/>
      <text:p text:style-name="P1">SELECT COUNT(*) FROM sales;</text:p>
      <text:p text:style-name="P1"/>
      <text:p text:style-name="P1">2. Obtener, en una sola query, el máximo que se ha pagado por un vehículo, la media y la suma.</text:p>
      <text:p text:style-name="P1"/>
      <text:p text:style-name="P1">SELECT MAX(price), AVG(price), SUM(price) FROM sales;</text:p>
      <text:p text:style-name="P1">SELECT MAX(price), ROUND(AVG(price),2), SUM(price) FROM sales;</text:p>
      <text:p text:style-name="P1">SELECT MAX(price) AS max_price, ROUND(AVG(price),2) AS average_price, SUM</text:p>
      <text:p text:style-name="P1">(price) AS total_cost FROM sales;</text:p>
      <text:p text:style-name="P1"/>
      <text:p text:style-name="P1">3. Obtener el vehículo más barato junto con ID del mismo. (Subquery)</text:p>
      <text:p text:style-name="P1"/>
      <text:p text:style-name="P2">(SELECT MIN(price) FROM sales); <text:span text:style-name="T1">(d</text:span><text:span text:style-name="T3">evuelve 3000, el coche mas barato</text:span><text:span text:style-name="T1">)</text:span></text:p>
      <text:p text:style-name="P1">SELECT vehicle_id FROM sales WHERE price=(SELECT MIN(price) FROM sales); <text:span text:style-name="T1">(</text:span><text:span text:style-name="T3">hacemos un select dentro del select anterior</text:span><text:span text:style-name="T1">)</text:span></text:p>
      <text:p text:style-name="P1"><text:s/>SELECT vehicle_id, price FROM sales WHERE price=(SELECT MIN(price) FROM s</text:p>
      <text:p text:style-name="P1">ales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7:46:44.886503358</meta:creation-date>
    <dc:date>2021-05-08T18:01:14.954896416</dc:date>
    <meta:editing-duration>PT14M3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27" meta:character-count="887" meta:non-whitespace-character-count="771"/>
  </office:meta>
</office:document-meta>
</file>